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354in"/>
      <style:text-properties officeooo:paragraph-rsid="00170820"/>
    </style:style>
    <style:style style:name="P2" style:family="paragraph" style:parent-style-name="Standard">
      <style:paragraph-properties style:line-height-at-least="0.1354in"/>
      <style:text-properties officeooo:paragraph-rsid="001b9bd6"/>
    </style:style>
    <style:style style:name="P3" style:family="paragraph" style:parent-style-name="Standard">
      <style:paragraph-properties style:line-height-at-least="0.1354in"/>
      <style:text-properties style:font-name="FreeSerif" fo:font-size="12pt" fo:font-style="normal" fo:font-weight="normal" officeooo:rsid="00170820" officeooo:paragraph-rsid="00170820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style:line-height-at-least="0.1354in"/>
      <style:text-properties style:font-name="FreeSerif" fo:font-size="12pt" fo:font-style="normal" fo:font-weight="normal" officeooo:rsid="00170820" officeooo:paragraph-rsid="001c3c1b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style:line-height-at-least="0.1354in"/>
      <style:text-properties officeooo:rsid="001c3c1b" officeooo:paragraph-rsid="001c3c1b"/>
    </style:style>
    <style:style style:name="P6" style:family="paragraph" style:parent-style-name="Standard">
      <style:paragraph-properties style:line-height-at-least="0.1354in"/>
      <style:text-properties style:font-name="FreeSerif" fo:font-size="12pt" fo:font-style="normal" style:text-underline-style="solid" style:text-underline-width="auto" style:text-underline-color="font-color" fo:font-weight="normal" officeooo:rsid="001c3c1b" officeooo:paragraph-rsid="001c3c1b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style:line-height-at-least="0.1354in"/>
      <style:text-properties style:font-name="FreeSerif" officeooo:rsid="001b9bd6" officeooo:paragraph-rsid="001b9bd6"/>
    </style:style>
    <style:style style:name="T1" style:family="text">
      <style:text-properties officeooo:rsid="001a7420"/>
    </style:style>
    <style:style style:name="T2" style:family="text">
      <style:text-properties fo:font-weight="bold" officeooo:rsid="001a7420" style:font-weight-asian="bold" style:font-weight-complex="bold"/>
    </style:style>
    <style:style style:name="T3" style:family="text">
      <style:text-properties style:font-name="FreeSerif"/>
    </style:style>
    <style:style style:name="T4" style:family="text">
      <style:text-properties style:font-name="FreeSerif" fo:font-size="12pt" fo:font-style="normal" fo:font-weight="normal" officeooo:rsid="00170820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FreeSerif" fo:font-size="12pt" fo:font-style="normal" fo:font-weight="normal" officeooo:rsid="001a7420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FreeSerif" fo:font-size="12pt" fo:font-style="normal" fo:font-weight="bold" officeooo:rsid="001a7420" style:font-size-asian="10.5pt" style:font-style-asian="normal" style:font-weight-asian="bold" style:font-size-complex="12pt" style:font-style-complex="normal" style:font-weight-complex="bold"/>
    </style:style>
    <style:style style:name="T7" style:family="text">
      <style:text-properties style:font-name="FreeSerif" officeooo:rsid="001a7420"/>
    </style:style>
    <style:style style:name="T8" style:family="text">
      <style:text-properties style:font-name="FreeSerif" fo:font-weight="bold" officeooo:rsid="001a7420" style:font-weight-asian="bold" style:font-weight-complex="bold"/>
    </style:style>
    <style:style style:name="T9" style:family="text">
      <style:text-properties style:font-name="FreeSerif" fo:font-weight="bold" officeooo:rsid="001b9bd6" style:font-weight-asian="bold" style:font-weight-complex="bold"/>
    </style:style>
    <style:style style:name="T10" style:family="text">
      <style:text-properties style:font-name="FreeSerif" fo:font-weight="bold" officeooo:rsid="001c3c1b" style:font-weight-asian="bold" style:font-weight-complex="bold"/>
    </style:style>
    <style:style style:name="T11" style:family="text">
      <style:text-properties style:font-name="FreeSerif" officeooo:rsid="001b9bd6"/>
    </style:style>
    <style:style style:name="T12" style:family="text">
      <style:text-properties style:font-name="FreeSerif" style:text-underline-style="solid" style:text-underline-width="auto" style:text-underline-color="font-color"/>
    </style:style>
    <style:style style:name="T13" style:family="text">
      <style:text-properties style:font-name="FreeSerif" style:text-underline-style="solid" style:text-underline-width="auto" style:text-underline-color="font-color" officeooo:rsid="001a7420"/>
    </style:style>
    <style:style style:name="T14" style:family="text">
      <style:text-properties style:font-name="FreeSerif" officeooo:rsid="001c3c1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âu 1 :</text:p>
      <text:p text:style-name="P4">- <text:span text:style-name="T2">touch : </text:span><text:span text:style-name="T1">tạo file</text:span> <text:s/>, vd: touch nghiapro.sh.</text:p>
      <text:p text:style-name="P3">- <text:span text:style-name="T2">cat</text:span><text:span text:style-name="T1"> : đọc nội dung của nhiều <text:s/>file , vd : cat a.sh.</text:span></text:p>
      <text:p text:style-name="P1"><text:span text:style-name="T4">- </text:span><text:span text:style-name="T6">more </text:span><text:span text:style-name="T5">: </text:span><text:span text:style-name="T3">xem nội dung của tập tin file trên màn hình theo chế độ từng trang một : ấn phím « Enter » để xuống 1 dòng; ấn phím « Space » để sang thêm 1 trang ; ấn phím « q » để thoắt .</text:span></text:p>
      <text:p text:style-name="P1"><text:span text:style-name="T3">- </text:span><text:span text:style-name="T8">less </text:span><text:span text:style-name="T7">: giống như more nhưng cho dùng phím page .</text:span></text:p>
      <text:p text:style-name="P5"><text:span text:style-name="T13">Câu </text:span><text:span text:style-name="T12">2 </text:span><text:span text:style-name="T3">:</text:span></text:p>
      <text:p text:style-name="P1"><text:span text:style-name="T7">- </text:span><text:span text:style-name="T8">wc -w </text:span><text:span text:style-name="T9">tên file</text:span><text:span text:style-name="T11"> : đếm số lượng từ trong file .</text:span></text:p>
      <text:p text:style-name="P1"><text:span text:style-name="T11">- </text:span><text:span text:style-name="T9">wc -l tên file</text:span><text:span text:style-name="T11"> : đếm số lượng dòng trong file .</text:span></text:p>
      <text:p text:style-name="P2"><text:span text:style-name="T11">- </text:span><text:span text:style-name="T9">wc -l tên file</text:span><text:span text:style-name="T11"> : đếm số lượng ký tự trong file .</text:span></text:p>
      <text:p text:style-name="P2"><text:span text:style-name="T11">-</text:span><text:span text:style-name="T14"> </text:span><text:span text:style-name="T10">ls</text:span><text:span text:style-name="T14"> : hiển thị danh sách vầ đùng </text:span><text:span text:style-name="T10">sort</text:span><text:span text:style-name="T14"> sắp x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08:01:58.993013244</meta:creation-date>
    <meta:generator>LibreOffice/5.4.5.1$Linux_X86_64 LibreOffice_project/40m0$Build-1</meta:generator>
    <dc:date>2018-04-05T10:05:40.173101178</dc:date>
    <meta:editing-duration>PT40M26S</meta:editing-duration>
    <meta:editing-cycles>2</meta:editing-cycles>
    <meta:document-statistic meta:table-count="0" meta:image-count="0" meta:object-count="0" meta:page-count="1" meta:paragraph-count="10" meta:word-count="141" meta:character-count="533" meta:non-whitespace-character-count="400"/>
  </office:meta>
</office:document-meta>
</file>